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999e7"/>
    </style:style>
    <style:style style:name="P2" style:family="paragraph" style:parent-style-name="Standard">
      <style:text-properties officeooo:paragraph-rsid="000b0678"/>
    </style:style>
    <style:style style:name="P3" style:family="paragraph" style:parent-style-name="Standard">
      <style:text-properties officeooo:rsid="000bb48c" officeooo:paragraph-rsid="000bb48c"/>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T1" style:family="text">
      <style:text-properties officeooo:rsid="000999e7"/>
    </style:style>
    <style:style style:name="T2" style:family="text">
      <style:text-properties officeooo:rsid="000b0678"/>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egendre Antoine <text:s text:c="120"/>M1DS</text:p>
      <text:p text:style-name="Standard"/>
      <text:p text:style-name="Standard">La première anomalie est une anomalie de redondance car l’adresse mail d’Alice est répétée dans 2 lignes ce qui entraîne une augmentation inutile de la taille de la base de données.</text:p>
      <text:p text:style-name="Standard"/>
      <text:p text:style-name="Standard">La seconde anomalie est une anomalie d’<text:span text:style-name="T2">insertion qui va entraîner des valeurs nulles </text:span>car on essaye d’ajouter une commande sans ajouter les informations du client ce qui va entraîner l’apparition de valeurs nulles.</text:p>
      <text:p text:style-name="Standard"/>
      <text:p text:style-name="Standard">La troisième anomalie est une anomalie de perte de sémantique car en supprimant les lignes de commande où le produit est widget on va perdre des informations.</text:p>
      <text:p text:style-name="Standard"/>
      <text:p text:style-name="P1">La quatrième anomalie est une anomalie de mise à jour car on essaye de mettre à jour la base de données en ajoutant une commande mais le produit que l’on essaye d’ajouter n’existe pas dans la </text:p>
      <text:p text:style-name="P1">base de données. </text:p>
      <text:p text:style-name="P1"/>
      <text:p text:style-name="P1"/>
      <text:p text:style-name="P2"><text:span text:style-name="T1">La solution est la normalisation </text:span><text:span text:style-name="T2">de la base de données en 1NF, 2NF et enfin 3NF. Pour normaliser la base en 1NF, on va s’assurer que tout attribut contient une valeur </text:span><text:span text:style-name="T1">atomique (unique). </text:span><text:span text:style-name="T2">Ensuite, une fois que la base est en 1NF, on va la normaliser en 2NF en s’assurant que tout attribut non clé ne dépend pas d'une partie de clé. Enfin, une fois que la base est en 2NF, on va la normaliser en 3NF en s’assurant que tout attribut n'appartenant pas a une clé ne dépend pas d'un autre attribut non clé.</text:span></text:p>
      <text:p text:style-name="P2"/>
      <text:p text:style-name="P3">Cette solution va créer plusieurs tables différentes, il n’y aura plus une unique table orders.</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6T09:39:39.521923636</meta:creation-date>
    <meta:generator>LibreOffice/7.3.7.2$Linux_X86_64 LibreOffice_project/30$Build-2</meta:generator>
    <dc:date>2024-10-16T11:13:58.704542067</dc:date>
    <meta:editing-duration>PT59M14S</meta:editing-duration>
    <meta:editing-cycles>2</meta:editing-cycles>
    <meta:document-statistic meta:table-count="0" meta:image-count="0" meta:object-count="0" meta:page-count="1" meta:paragraph-count="8" meta:word-count="243" meta:character-count="1496" meta:non-whitespace-character-count="1139"/>
  </office:meta>
</office:document-meta>
</file>